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CompactPlain" svg:font-family="CompactPlain, 'Times New Roman'" style:font-family-generic="roman"/>
    <style:font-face style:name="Arial1" svg:font-family="Arial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ing_20_1">
      <style:paragraph-properties fo:line-height="100%" fo:text-align="center" style:justify-single-word="false"/>
      <style:text-properties style:font-name="Arial" fo:font-size="15pt" fo:font-weight="normal" style:font-size-asian="15pt" style:font-weight-asian="normal" style:font-name-complex="Arial" style:font-size-complex="15pt" style:font-weight-complex="normal"/>
    </style:style>
    <style:style style:name="P2" style:family="paragraph" style:parent-style-name="Standard">
      <style:paragraph-properties fo:line-height="100%"/>
      <style:text-properties style:font-name="Arial" fo:font-size="14pt" style:font-size-asian="14pt" style:font-name-complex="Arial" style:font-size-complex="14pt"/>
    </style:style>
    <style:style style:name="P3" style:family="paragraph" style:parent-style-name="Standard">
      <style:text-properties style:font-name="Arial" fo:language="ca" fo:country="ES"/>
    </style:style>
    <style:style style:name="P4" style:family="paragraph" style:parent-style-name="Standard">
      <style:text-properties style:font-name="Arial1" fo:font-size="11pt" fo:language="ca" fo:country="ES" fo:font-weight="normal" style:font-size-asian="11pt" style:font-weight-asian="normal" style:font-size-complex="11pt" style:font-weight-complex="normal"/>
    </style:style>
    <style:style style:name="P5" style:family="paragraph" style:parent-style-name="Header">
      <style:paragraph-properties fo:line-height="100%" fo:text-align="center" style:justify-single-word="false" style:snap-to-layout-grid="false"/>
      <style:text-properties style:font-name="Arial" fo:font-size="14pt" style:font-size-asian="14pt" style:font-weight-complex="normal"/>
    </style:style>
    <style:style style:name="P6" style:family="paragraph" style:parent-style-name="Footnote">
      <style:paragraph-properties fo:line-height="100%" style:snap-to-layout-grid="false"/>
    </style:style>
    <style:style style:name="P7" style:family="paragraph" style:parent-style-name="Footnote">
      <style:text-properties fo:font-size="5pt" style:font-size-asian="5pt"/>
    </style:style>
    <style:style style:name="P8" style:family="paragraph" style:parent-style-name="Text_20_body">
      <style:text-properties style:font-name="Arial1" fo:font-size="11pt" fo:language="ca" fo:country="ES" fo:font-weight="normal" style:font-size-asian="11pt" style:font-weight-asian="normal" style:font-size-complex="11pt" style:font-weight-complex="normal"/>
    </style:style>
    <style:style style:name="P9" style:family="paragraph" style:parent-style-name="Text_20_body">
      <style:text-properties style:font-name="Arial1" fo:font-size="11pt" fo:language="ca" fo:country="ES" fo:font-weight="bold" style:font-size-asian="11pt" style:font-weight-asian="bold" style:font-size-complex="11pt" style:font-weight-complex="bold"/>
    </style:style>
    <style:style style:name="P10" style:family="paragraph" style:parent-style-name="Text_20_body">
      <style:text-properties style:font-name="Courier New1" fo:font-size="11pt" fo:language="ca" fo:country="ES" fo:font-weight="normal" style:font-size-asian="11pt" style:font-weight-asian="normal" style:font-size-complex="11pt" style:font-weight-complex="normal"/>
    </style:style>
    <style:style style:name="P11" style:family="paragraph" style:parent-style-name="Text_20_body">
      <style:paragraph-properties fo:break-before="page"/>
      <style:text-properties style:font-name="Arial1" fo:font-size="11pt" fo:language="ca" fo:country="ES" fo:font-weight="bold" style:font-size-asian="11pt" style:font-weight-asian="bold" style:font-size-complex="11pt" style:font-weight-complex="bold"/>
    </style:style>
    <style:style style:name="P12" style:family="paragraph" style:parent-style-name="Standard" style:master-page-name="Standard">
      <style:paragraph-properties style:page-number="auto"/>
      <style:text-properties style:font-name="Arial" fo:font-size="14pt" fo:language="ca" fo:country="ES" style:font-size-asian="14pt" style:font-name-complex="Arial" style:font-size-complex="14pt"/>
    </style:style>
    <style:style style:name="P13" style:family="paragraph" style:parent-style-name="Text_20_body">
      <style:text-properties style:font-name="Arial1" fo:font-size="11pt" fo:language="ca" fo:country="ES" fo:font-weight="normal" style:font-size-asian="11pt" style:font-weight-asian="normal" style:font-size-complex="11pt" style:font-weight-complex="normal"/>
    </style:style>
    <style:style style:name="P14" style:family="paragraph" style:parent-style-name="Text_20_body">
      <style:text-properties style:font-name="Arial1" fo:font-size="11pt" fo:language="ca" fo:country="ES" fo:font-weight="normal" officeooo:rsid="001d699e" officeooo:paragraph-rsid="001d699e" style:font-size-asian="11pt" style:font-weight-asian="normal" style:font-size-complex="11pt" style:font-weight-complex="normal"/>
    </style:style>
    <style:style style:name="T1" style:family="text">
      <style:text-properties style:font-name="Arial" fo:font-size="9pt" style:font-size-asian="9pt" style:font-name-complex="Arial"/>
    </style:style>
    <style:style style:name="T2" style:family="text">
      <style:text-properties style:font-name="Arial" fo:font-size="9pt" fo:font-weight="normal" style:font-size-asian="9pt" style:font-weight-asian="normal" style:font-name-complex="Ari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Pràctica 8: Recorreguts numèrics</text:p>
      <text:p text:style-name="P3"><text:span text:style-name="T3">L’objectiu d’aquesta pràctica és endinsar-nos amb les instruccions iteratives, amb les que el desenvolupador pot aconseguir que determinades instruccions es tornin a executar més d'un cop.</text:span></text:p>
      <text:p text:style-name="P4"/>
      <text:p text:style-name="P4"/>
      <text:p text:style-name="P4"/>
      <text:p text:style-name="P4">Atenció, els següents exercicis han de fer-se en Java i/o en Python. <text:s/>Tret que s'especifiqui el contrari, no pot fer-se servir la instrucció <text:span text:style-name="T4">while</text:span> (ha de fer-se servir <text:span text:style-name="T4">for</text:span>). <text:s/>Es recomana anar alternant programes en Java amb Python. <text:s/>Com a activitat opcional, poden fer-se tots en els dos llenguatges.</text:p>
      <text:p text:style-name="P8"/>
      <text:p text:style-name="P9">Exercici 1: Primers cent naturals amb poques línies de codi</text:p>
      <text:p text:style-name="P8">Desenvolupa un programa que escrigui els primers 100 nombres naturals en ordre decreixent (un número per línia)</text:p>
      <text:p text:style-name="P8"/>
      <text:p text:style-name="P14">public class practica8 {</text:p>
      <text:p text:style-name="P14"><text:tab/></text:p>
      <text:p text:style-name="P14"><text:tab/>public static void main (String[] args) {</text:p>
      <text:p text:style-name="P14"><text:tab/><text:tab/>int i;</text:p>
      <text:p text:style-name="P14"><text:tab/><text:tab/>for(i = 0; i &lt;= 100i;i++){</text:p>
      <text:p text:style-name="P14"><text:tab/><text:tab/><text:tab/>System.out.print(i+",");</text:p>
      <text:p text:style-name="P14"><text:tab/><text:tab/>}</text:p>
      <text:p text:style-name="P14"><text:tab/>}</text:p>
      <text:p text:style-name="P14">}</text:p>
      <text:p text:style-name="P9">Exercici 2: Nom repetit</text:p>
      <text:p text:style-name="P8">Desenvolupa un programa que demani a l’usuari el seu nom i un número enter més gran que 1, i escrigui el seu nom tants cops com indiqui el número. Ex. si l’entrada és</text:p>
      <text:p text:style-name="P10"><text:s text:c="4"/>Truman</text:p>
      <text:p text:style-name="P10"><text:s text:c="4"/>3</text:p>
      <text:p text:style-name="P8">La sortida serà</text:p>
      <text:p text:style-name="P10"><text:s text:c="4"/>Truman Truman Truman</text:p>
      <text:p text:style-name="P8"/>
      <text:p text:style-name="P14">import java.io.*;</text:p>
      <text:p text:style-name="P14"><text:s/></text:p>
      <text:p text:style-name="P14">public class practica8{</text:p>
      <text:p text:style-name="P14"><text:tab/>public static void main(String[] args) throws IOException {</text:p>
      <text:p text:style-name="P14"><text:tab/><text:tab/>int num,i;</text:p>
      <text:p text:style-name="P14"><text:soft-page-break/><text:tab/><text:tab/></text:p>
      <text:p text:style-name="P14"><text:tab/><text:tab/>BufferedReader reader = new BufferedReader(new InputStreamReader(System.in));</text:p>
      <text:p text:style-name="P14"><text:tab/><text:tab/></text:p>
      <text:p text:style-name="P14"><text:tab/><text:tab/>System.out.print("Cuantas veces quieres imprimir tu nombre? ");</text:p>
      <text:p text:style-name="P14"><text:tab/><text:tab/>String num1 = reader.readLine();</text:p>
      <text:p text:style-name="P14"><text:tab/><text:tab/>System.out.print("Como te llamas? "); </text:p>
      <text:p text:style-name="P14"><text:tab/><text:tab/>String nombre = reader.readLine();</text:p>
      <text:p text:style-name="P14"><text:tab/><text:tab/></text:p>
      <text:p text:style-name="P14"><text:tab/><text:tab/>num=Integer.parseInt(num1);</text:p>
      <text:p text:style-name="P14"><text:tab/><text:tab/></text:p>
      <text:p text:style-name="P14"><text:tab/><text:tab/>for(i=0;i&lt;num;i++){</text:p>
      <text:p text:style-name="P14"><text:tab/><text:tab/><text:tab/>System.out.println(nombre);</text:p>
      <text:p text:style-name="P14"><text:tab/><text:tab/>}</text:p>
      <text:p text:style-name="P14"><text:tab/>}</text:p>
      <text:p text:style-name="P14">}</text:p>
      <text:p text:style-name="P9">Exercici 3: Entre dos nombres</text:p>
      <text:p text:style-name="P8">Desenvolupa un programa que demani dos números a l’usuari i escrigui tots els números entre el primer i el segon. <text:s/>Tingues en compte els casos que el primer nombre sigui més gran, més petit o igual que el segon.</text:p>
      <text:p text:style-name="P8"/>
      <text:p text:style-name="P14">import java.io.*;</text:p>
      <text:p text:style-name="P14"><text:s/></text:p>
      <text:p text:style-name="P14">public class practica8{</text:p>
      <text:p text:style-name="P14"><text:tab/>public static void main(String[] args) throws IOException {</text:p>
      <text:p text:style-name="P14"><text:tab/><text:tab/>int num1,num2,i;</text:p>
      <text:p text:style-name="P14"><text:tab/><text:tab/></text:p>
      <text:p text:style-name="P14"><text:tab/><text:tab/>BufferedReader reader = new BufferedReader(new InputStreamReader(System.in));</text:p>
      <text:p text:style-name="P14"><text:tab/><text:tab/></text:p>
      <text:p text:style-name="P14"><text:tab/><text:tab/>System.out.print("Pon un numero: ");</text:p>
      <text:p text:style-name="P14"><text:tab/><text:tab/>String num3 = reader.readLine();</text:p>
      <text:p text:style-name="P14"><text:tab/><text:tab/>System.out.print("Pon otro numero: ");</text:p>
      <text:p text:style-name="P14"><text:tab/><text:tab/>String num4 = reader.readLine();</text:p>
      <text:p text:style-name="P14"><text:tab/><text:tab/></text:p>
      <text:p text:style-name="P14"><text:tab/><text:tab/>num1=Integer.parseInt(num3);</text:p>
      <text:p text:style-name="P14"><text:tab/><text:tab/>num2=Integer.parseInt(num4);</text:p>
      <text:p text:style-name="P14"><text:tab/><text:tab/>num1 = num1-1;</text:p>
      <text:p text:style-name="P14"><text:soft-page-break/><text:tab/><text:tab/>num2 = num2-1;</text:p>
      <text:p text:style-name="P14"><text:tab/><text:tab/></text:p>
      <text:p text:style-name="P14"><text:tab/><text:tab/>if(num1&lt;=num2){</text:p>
      <text:p text:style-name="P14"><text:tab/><text:tab/><text:tab/>for(i=0;num1&lt;=num2;i++){</text:p>
      <text:p text:style-name="P14"><text:tab/><text:tab/><text:tab/><text:tab/>num1 = num1+1;</text:p>
      <text:p text:style-name="P14"><text:tab/><text:tab/><text:tab/><text:tab/>System.out.println(num1);</text:p>
      <text:p text:style-name="P14"><text:tab/><text:tab/><text:tab/>}</text:p>
      <text:p text:style-name="P14"><text:tab/><text:tab/>}</text:p>
      <text:p text:style-name="P14"><text:tab/><text:tab/>else if(num2&lt;=num1){</text:p>
      <text:p text:style-name="P14"><text:tab/><text:tab/><text:tab/>for(i=0;num2&lt;=num1;i++){</text:p>
      <text:p text:style-name="P14"><text:tab/><text:tab/><text:tab/>num2 = num2+1;</text:p>
      <text:p text:style-name="P14"><text:tab/><text:tab/><text:tab/>System.out.println(num2);</text:p>
      <text:p text:style-name="P14"><text:tab/><text:tab/><text:tab/>}</text:p>
      <text:p text:style-name="P14"><text:tab/><text:tab/>} <text:s/></text:p>
      <text:p text:style-name="P14"><text:tab/>}</text:p>
      <text:p text:style-name="P14">}</text:p>
      <text:p text:style-name="P9">Exercici 4: Suma fins un nombre</text:p>
      <text:p text:style-name="P8">Desenvolupa un programa que demani un número a l’usuari i escrigui la suma de tots els números entre l’introduït i el 1. Ex. si l’entrada és</text:p>
      <text:p text:style-name="P10"><text:s text:c="4"/>4</text:p>
      <text:p text:style-name="P8">Com que 10 = 1 + 2 + 3 + 4, la sortida serà</text:p>
      <text:p text:style-name="P10"><text:s text:c="4"/>10</text:p>
      <text:p text:style-name="P8">Fes-ho amb la instrucció <text:span text:style-name="T4">while</text:span> i amb la instrucció <text:span text:style-name="T4">for</text:span>.</text:p>
      <text:p text:style-name="P8"/>
      <text:p text:style-name="P14">import java.io.*;</text:p>
      <text:p text:style-name="P14"><text:s/></text:p>
      <text:p text:style-name="P14">public class practica8{</text:p>
      <text:p text:style-name="P14"><text:tab/>public static void main(String[] args) throws IOException {</text:p>
      <text:p text:style-name="P14"><text:tab/><text:tab/>int num,num2,num3,i;</text:p>
      <text:p text:style-name="P14"><text:tab/><text:tab/>num2 =0;</text:p>
      <text:p text:style-name="P14"><text:tab/><text:tab/>num3 =0;</text:p>
      <text:p text:style-name="P14"><text:tab/><text:tab/></text:p>
      <text:p text:style-name="P14"><text:tab/><text:tab/>BufferedReader reader = new BufferedReader(new InputStreamReader(System.in));</text:p>
      <text:p text:style-name="P14"><text:tab/><text:tab/></text:p>
      <text:p text:style-name="P14"><text:tab/><text:tab/>System.out.print("Pon un numero: ");</text:p>
      <text:p text:style-name="P14"><text:tab/><text:tab/>String num1 = reader.readLine();</text:p>
      <text:p text:style-name="P14"/>
      <text:p text:style-name="P14"><text:soft-page-break/><text:tab/><text:tab/>num=Integer.parseInt(num1);</text:p>
      <text:p text:style-name="P14"><text:tab/><text:tab/></text:p>
      <text:p text:style-name="P14"><text:tab/><text:tab/>for(i=0;i&lt;=num;i++){</text:p>
      <text:p text:style-name="P14"><text:tab/><text:tab/><text:tab/>num2 = i;</text:p>
      <text:p text:style-name="P14"><text:tab/><text:tab/><text:tab/>num3 = num3 +i;</text:p>
      <text:p text:style-name="P14"><text:tab/><text:tab/><text:tab/>System.out.println(num2);</text:p>
      <text:p text:style-name="P14"><text:tab/><text:tab/>}</text:p>
      <text:p text:style-name="P14"><text:tab/><text:tab/>System.out.println(num3);</text:p>
      <text:p text:style-name="P14"><text:tab/>}</text:p>
      <text:p text:style-name="P14">}</text:p>
      <text:p text:style-name="P11">Exercici 5: Històric d'edats</text:p>
      <text:p text:style-name="P8">Desenvolupa un programa que demani el nom de l’usuari, l’edat i l’any actual. El programa escriurà l’edat que tenia l’usuari a cada any des del seu naixement i s’acomiadarà. Per exemple, si l’entrada és</text:p>
      <text:p text:style-name="P10"><text:s text:c="4"/>Anna</text:p>
      <text:p text:style-name="P10"><text:s text:c="4"/>5</text:p>
      <text:p text:style-name="P10"><text:s text:c="4"/>2015</text:p>
      <text:p text:style-name="P8">El programa escriurà</text:p>
      <text:p text:style-name="P10"><text:s text:c="4"/>El 2010 va nàixer</text:p>
      <text:p text:style-name="P10"><text:s text:c="4"/>El 2011 tenia 1 any</text:p>
      <text:p text:style-name="P10"><text:s text:c="4"/>El 2012 tenia 2 anys</text:p>
      <text:p text:style-name="P10"><text:s text:c="4"/>El 2013 tenia 3 anys</text:p>
      <text:p text:style-name="P10"><text:s text:c="4"/>El 2014 tenia 4 anys</text:p>
      <text:p text:style-name="P10"><text:s text:c="4"/>Adéu Anna</text:p>
      <text:p text:style-name="P8">L'aplicació no li dirà l'edat que té l'usuàri en l'any actual, donat que aquesta dada forma part de l'entrada. Per exemple, si la usuària ha nascut aquest any, simplement s'acomiadarà, i si ho va fer l'any passat, només dirà quan va néixer i s'acomiadarà.</text:p>
      <text:p text:style-name="P8">Les comprovacions necessàries són: que el nom no estigui buit, que l'edat i l'any actual siguin positius (es pressuposa que seran enters), i que l'any actual sigui un valor més alt que el de l'edat.</text:p>
      <text:p text:style-name="P8"/>
      <text:p text:style-name="P14">import java.io.*;</text:p>
      <text:p text:style-name="P14"><text:s/></text:p>
      <text:p text:style-name="P14">public class practica8{</text:p>
      <text:p text:style-name="P14"><text:tab/>public static void main(String[] args) throws IOException {</text:p>
      <text:p text:style-name="P14"><text:tab/><text:tab/>BufferedReader reader = new BufferedReader(new InputStreamReader(System.in));</text:p>
      <text:p text:style-name="P14"><text:tab/><text:tab/></text:p>
      <text:p text:style-name="P14"><text:tab/><text:tab/>System.out.print("Pon tu nombre: ");</text:p>
      <text:p text:style-name="P14"><text:tab/><text:tab/>String nombre = reader.readLine();</text:p>
      <text:p text:style-name="P14"><text:tab/><text:tab/>System.out.print("Pon tu edad: ");</text:p>
      <text:p text:style-name="P14"><text:tab/><text:tab/>String edadaux = reader.readLine();</text:p>
      <text:p text:style-name="P14"><text:tab/><text:tab/>System.out.print("Pon el año actual: ");</text:p>
      <text:p text:style-name="P14"><text:tab/><text:tab/>String anoaux = reader.readLine();</text:p>
      <text:p text:style-name="P14"/>
      <text:p text:style-name="P14"><text:tab/><text:tab/>int edad=Integer.parseInt(edadaux);</text:p>
      <text:p text:style-name="P14"><text:tab/><text:tab/>int ano=Integer.parseInt(anoaux);</text:p>
      <text:p text:style-name="P14"><text:tab/><text:tab/></text:p>
      <text:p text:style-name="P14"><text:soft-page-break/><text:tab/><text:tab/>int ano2 = ano - edad;</text:p>
      <text:p text:style-name="P14"><text:tab/><text:tab/>int edad2 = edad - edad + 1;</text:p>
      <text:p text:style-name="P14"><text:tab/><text:tab/></text:p>
      <text:p text:style-name="P14"><text:tab/><text:tab/>System.out.println("En "+ano2+"naciste");</text:p>
      <text:p text:style-name="P14"><text:tab/><text:tab/>ano2 = ano2+1;</text:p>
      <text:p text:style-name="P14"><text:tab/><text:tab/></text:p>
      <text:p text:style-name="P14"><text:tab/><text:tab/>for(int i=0;i&lt;=edad -1;i++){</text:p>
      <text:p text:style-name="P14"><text:tab/><text:tab/><text:tab/>System.out.println("En "+ano2+" tenias "+edad2);</text:p>
      <text:p text:style-name="P14"><text:tab/><text:tab/><text:tab/>ano2 = ano2 +1;</text:p>
      <text:p text:style-name="P14"><text:tab/><text:tab/><text:tab/>edad2 = edad2+1;</text:p>
      <text:p text:style-name="P14"><text:tab/><text:tab/>}</text:p>
      <text:p text:style-name="P14"><text:tab/><text:tab/>System.out.println("Adios "+nombre);</text:p>
      <text:p text:style-name="P14"><text:tab/>}</text:p>
      <text:p text:style-name="P14">}</text:p>
      <text:p text:style-name="P8"><text:span text:style-name="T4">Desenvolupa-ho en Python i en Java</text:span>.</text:p>
      <text:p text:style-name="P8"/>
      <text:p text:style-name="P9">Exercici 6: El factorial d’un nombre sencer</text:p>
      <text:p text:style-name="P8">Dissenyeu un programa que calculi el factorial d’un nombre sencer, demanat a l’usuari pel teclat, i li mostri el resultat del càlcul per la pantalla. <text:s/><text:span text:style-name="T4">Fes servir el while!</text:span></text:p>
      <text:p text:style-name="P8"/>
      <text:p text:style-name="P14">import java.io.*;</text:p>
      <text:p text:style-name="P14"><text:s/></text:p>
      <text:p text:style-name="P14">public class practica8{</text:p>
      <text:p text:style-name="P14"><text:tab/><text:tab/>public static void main(String[] args) throws IOException {</text:p>
      <text:p text:style-name="P14"><text:tab/><text:tab/><text:tab/></text:p>
      <text:p text:style-name="P14"><text:tab/><text:tab/>BufferedReader reader = new BufferedReader(new InputStreamReader(System.in));</text:p>
      <text:p text:style-name="P14"><text:tab/><text:tab/></text:p>
      <text:p text:style-name="P14"><text:tab/><text:tab/>System.out.print("Pon el numero al cual quieras sacar el factorial: ");</text:p>
      <text:p text:style-name="P14"><text:tab/><text:tab/>String numaux = reader.readLine();</text:p>
      <text:p text:style-name="P14"><text:tab/><text:tab/>int num=Integer.parseInt(numaux);</text:p>
      <text:p text:style-name="P14"><text:tab/><text:tab/></text:p>
      <text:p text:style-name="P14"><text:tab/><text:tab/>int factorial = 1;</text:p>
      <text:p text:style-name="P14"><text:tab/><text:tab/></text:p>
      <text:p text:style-name="P14"><text:tab/><text:tab/>while(num != 0){</text:p>
      <text:p text:style-name="P14"><text:tab/><text:tab/><text:tab/>factorial = factorial * num;</text:p>
      <text:p text:style-name="P14"><text:tab/><text:tab/><text:tab/>//factorial *= num; Hace lo mismo que arriba pero es más confuso.</text:p>
      <text:p text:style-name="P14"><text:tab/><text:tab/><text:tab/>num--; //Resta 1 al valor de num cada vuelta.</text:p>
      <text:p text:style-name="P14"><text:soft-page-break/><text:tab/><text:tab/>}</text:p>
      <text:p text:style-name="P14"><text:tab/><text:tab/>System.out.print("Factorial: " +factorial);<text:tab/></text:p>
      <text:p text:style-name="P14"><text:tab/>}<text:tab/></text:p>
      <text:p text:style-name="P14">}</text:p>
      <text:p text:style-name="P9">Exercici 7: Nota Mitjana I</text:p>
      <text:p text:style-name="P8">Dissenya un programa que, en cada pas, li demani a l'usuari el nom i la nota de cadascun dels 10 alumnes d'una classe. Al final li mostrarà la mitjana de totes les notes i l'alumne amb la pitjor nota obtinguda.</text:p>
      <text:p text:style-name="P8"/>
      <text:p text:style-name="P14">import java.io.*;</text:p>
      <text:p text:style-name="P14"><text:s/></text:p>
      <text:p text:style-name="P14">public class practica8{</text:p>
      <text:p text:style-name="P14"><text:tab/>public static void main(String[] args) throws IOException {</text:p>
      <text:p text:style-name="P14"><text:tab/><text:tab/><text:tab/></text:p>
      <text:p text:style-name="P14"><text:tab/><text:tab/>BufferedReader reader = new BufferedReader(new InputStreamReader(System.in));</text:p>
      <text:p text:style-name="P14"><text:tab/><text:tab/>int nota_ant,media;</text:p>
      <text:p text:style-name="P14"><text:tab/><text:tab/>String peor_nota;</text:p>
      <text:p text:style-name="P14"><text:tab/><text:tab/></text:p>
      <text:p text:style-name="P14"><text:tab/><text:tab/>media=0;</text:p>
      <text:p text:style-name="P14"><text:tab/><text:tab/>peor_nota="";</text:p>
      <text:p text:style-name="P14"><text:tab/><text:tab/>int notas=10;</text:p>
      <text:p text:style-name="P14"><text:tab/><text:tab/></text:p>
      <text:p text:style-name="P14"><text:tab/><text:tab/>System.out.println("Nombre: ");</text:p>
      <text:p text:style-name="P14"><text:tab/><text:tab/>String nombre = reader.readLine();</text:p>
      <text:p text:style-name="P14"><text:tab/><text:tab/>System.out.println("Nota: ");</text:p>
      <text:p text:style-name="P14"><text:tab/><text:tab/>String notaux = reader.readLine();</text:p>
      <text:p text:style-name="P14"><text:tab/><text:tab/></text:p>
      <text:p text:style-name="P14"><text:tab/><text:tab/>int nota=Integer.parseInt(notaux);</text:p>
      <text:p text:style-name="P14"><text:tab/><text:tab/></text:p>
      <text:p text:style-name="P14"><text:tab/><text:tab/>media = media + nota;</text:p>
      <text:p text:style-name="P14"><text:tab/><text:tab/></text:p>
      <text:p text:style-name="P14"><text:tab/><text:tab/>for(int i =1;i&lt;10;i++){</text:p>
      <text:p text:style-name="P14"><text:tab/><text:tab/><text:tab/>System.out.println("Nombre: ");</text:p>
      <text:p text:style-name="P14"><text:tab/><text:tab/><text:tab/>nombre = reader.readLine();</text:p>
      <text:p text:style-name="P14"><text:tab/><text:tab/><text:tab/>System.out.println("Nota: ");</text:p>
      <text:p text:style-name="P14"><text:tab/><text:tab/><text:tab/>notaux = reader.readLine();</text:p>
      <text:p text:style-name="P14"><text:tab/><text:tab/><text:tab/></text:p>
      <text:p text:style-name="P14"><text:soft-page-break/><text:tab/><text:tab/><text:tab/>nota=Integer.parseInt(notaux);</text:p>
      <text:p text:style-name="P14"><text:tab/><text:tab/><text:tab/></text:p>
      <text:p text:style-name="P14"><text:tab/><text:tab/><text:tab/>nota_ant = nota;</text:p>
      <text:p text:style-name="P14"><text:tab/><text:tab/><text:tab/></text:p>
      <text:p text:style-name="P14"><text:tab/><text:tab/><text:tab/>//Bug en media que no me va</text:p>
      <text:p text:style-name="P14"><text:tab/><text:tab/><text:tab/>media = media + nota;</text:p>
      <text:p text:style-name="P14"><text:tab/><text:tab/><text:tab/>//Bug que si la primera nota introducida es menor a la segunda no la cuenta y saca la segunda nota como peor</text:p>
      <text:p text:style-name="P14"><text:tab/><text:tab/><text:tab/>if(nota_ant &lt;= nota){</text:p>
      <text:p text:style-name="P14"><text:tab/><text:tab/><text:tab/><text:tab/>peor_nota= nombre;</text:p>
      <text:p text:style-name="P14"><text:tab/><text:tab/><text:tab/>}</text:p>
      <text:p text:style-name="P14"><text:tab/><text:tab/>}</text:p>
      <text:p text:style-name="P14"><text:tab/><text:tab/>System.out.print("La media es: "+(media/notas)+ " La peor nota es: "+peor_nota);</text:p>
      <text:p text:style-name="P14"><text:tab/>}<text:tab/></text:p>
      <text:p text:style-name="P14">}</text:p>
      <text:p text:style-name="P9">Exercici 8: Nota Mitjana II</text:p>
      <text:p text:style-name="P8">Modifica el programa anterior per tal que en lloc de demanar la nota dels 10 alumnes, sigui l'usuari qui decideixi quan desitja finalitzar la introducció de dades, responent negativament a una qüestió del tipus: "Desitja finalitzar (S/N)?”. <text:s/>Fes servir el while o el for (el que consideris millor).</text:p>
      <text:p text:style-name="P8"/>
      <text:p text:style-name="P14">import java.io.*;</text:p>
      <text:p text:style-name="P14"><text:s/></text:p>
      <text:p text:style-name="P14">public class practica8{</text:p>
      <text:p text:style-name="P14"><text:tab/>public static void main(String[] args) throws IOException {</text:p>
      <text:p text:style-name="P14"><text:tab/><text:tab/><text:tab/></text:p>
      <text:p text:style-name="P14"><text:tab/><text:tab/>BufferedReader reader = new BufferedReader(new InputStreamReader(System.in));</text:p>
      <text:p text:style-name="P14"><text:tab/><text:tab/>float nota_ant,media,media1,num_notas;</text:p>
      <text:p text:style-name="P14"><text:tab/><text:tab/>String peor_nota;</text:p>
      <text:p text:style-name="P14"><text:tab/><text:tab/></text:p>
      <text:p text:style-name="P14"><text:tab/><text:tab/>media=0;</text:p>
      <text:p text:style-name="P14"><text:tab/><text:tab/>num_notas=0;</text:p>
      <text:p text:style-name="P14"><text:tab/><text:tab/>peor_nota="";</text:p>
      <text:p text:style-name="P14"><text:tab/><text:tab/></text:p>
      <text:p text:style-name="P14"><text:tab/><text:tab/>System.out.println("Nombre: ");</text:p>
      <text:p text:style-name="P14"><text:tab/><text:tab/>String nombre = reader.readLine();</text:p>
      <text:p text:style-name="P14"><text:soft-page-break/><text:tab/><text:tab/>System.out.println("Nota: ");</text:p>
      <text:p text:style-name="P14"><text:tab/><text:tab/>String notaux = reader.readLine();</text:p>
      <text:p text:style-name="P14"><text:tab/><text:tab/></text:p>
      <text:p text:style-name="P14"><text:tab/><text:tab/>int nota=Integer.parseInt(notaux);</text:p>
      <text:p text:style-name="P14"><text:tab/><text:tab/></text:p>
      <text:p text:style-name="P14"><text:tab/><text:tab/>System.out.println("Quieres salir: s/n");</text:p>
      <text:p text:style-name="P14"><text:tab/><text:tab/>String salir = reader.readLine();</text:p>
      <text:p text:style-name="P14"><text:tab/><text:tab/></text:p>
      <text:p text:style-name="P14"><text:tab/><text:tab/>media = media + nota;</text:p>
      <text:p text:style-name="P14"><text:tab/><text:tab/></text:p>
      <text:p text:style-name="P14"><text:tab/><text:tab/>num_notas= num_notas + 1;</text:p>
      <text:p text:style-name="P14"><text:tab/><text:tab/></text:p>
      <text:p text:style-name="P14"><text:tab/><text:tab/>for(int i =1;!(salir.equals("s"));i++){</text:p>
      <text:p text:style-name="P14"><text:tab/><text:tab/><text:tab/>System.out.println("Nombre: ");</text:p>
      <text:p text:style-name="P14"><text:tab/><text:tab/><text:tab/>nombre = reader.readLine();</text:p>
      <text:p text:style-name="P14"><text:tab/><text:tab/><text:tab/>System.out.println("Nota: ");</text:p>
      <text:p text:style-name="P14"><text:tab/><text:tab/><text:tab/>notaux = reader.readLine();</text:p>
      <text:p text:style-name="P14"><text:tab/><text:tab/><text:tab/></text:p>
      <text:p text:style-name="P14"><text:tab/><text:tab/><text:tab/>nota=Integer.parseInt(notaux);</text:p>
      <text:p text:style-name="P14"><text:tab/><text:tab/><text:tab/></text:p>
      <text:p text:style-name="P14"><text:tab/><text:tab/><text:tab/>nota_ant = nota;</text:p>
      <text:p text:style-name="P14"><text:tab/><text:tab/><text:tab/>media = media + nota;</text:p>
      <text:p text:style-name="P14"><text:tab/><text:tab/><text:tab/></text:p>
      <text:p text:style-name="P14"><text:tab/><text:tab/><text:tab/>if(nota_ant &lt;= nota){</text:p>
      <text:p text:style-name="P14"><text:tab/><text:tab/><text:tab/><text:tab/>peor_nota= nombre;</text:p>
      <text:p text:style-name="P14"><text:tab/><text:tab/><text:tab/>}</text:p>
      <text:p text:style-name="P14"><text:tab/><text:tab/><text:tab/>System.out.println("Quieres salir: s/n");</text:p>
      <text:p text:style-name="P14"><text:tab/><text:tab/><text:tab/>salir = reader.readLine();</text:p>
      <text:p text:style-name="P14"><text:tab/><text:tab/><text:tab/>num_notas = num_notas + 1;</text:p>
      <text:p text:style-name="P14"><text:tab/><text:tab/>}</text:p>
      <text:p text:style-name="P14"><text:tab/><text:tab/>System.out.print("La media es: "+(media/num_notas)+ " La peor nota es: "+peor_nota);</text:p>
      <text:p text:style-name="P14"><text:tab/>}<text:tab/></text:p>
      <text:p text:style-name="P14">}</text:p>
      <text:p text:style-name="P11">Exercici 9: Un quadrat de nombres</text:p>
      <text:p text:style-name="P8">Escriu un programa que demani un enter positiu més gran que 0 i "dibuixi" un quadrat amb els nombres del 1 fins el valor de l'entrada. Per exemple, si l'entrada és 5, dibuixarà:</text:p>
      <text:p text:style-name="P10"><text:s text:c="4"/>1 2 3 4 5</text:p>
      <text:p text:style-name="P10"><text:s text:c="4"/>1 2 3 4 5</text:p>
      <text:p text:style-name="P10"><text:s text:c="4"/>1 2 3 4 5</text:p>
      <text:p text:style-name="P10"><text:s text:c="4"/>1 2 3 4 5</text:p>
      <text:p text:style-name="P10"><text:s text:c="4"/>1 2 3 4 5</text:p>
      <text:p text:style-name="P8"/>
      <text:p text:style-name="P14">import java.io.*;</text:p>
      <text:p text:style-name="P14"><text:s/></text:p>
      <text:p text:style-name="P14">public class practica8{</text:p>
      <text:p text:style-name="P14"><text:tab/>public static void main(String[] args) throws IOException {</text:p>
      <text:p text:style-name="P14"><text:tab/><text:tab/>BufferedReader reader = new BufferedReader(new InputStreamReader(System.in));</text:p>
      <text:p text:style-name="P14"><text:tab/><text:tab/></text:p>
      <text:p text:style-name="P14"><text:tab/><text:tab/>System.out.print("numero: ");</text:p>
      <text:p text:style-name="P14"><text:tab/><text:tab/>String numaux= reader.readLine();</text:p>
      <text:p text:style-name="P14"><text:tab/><text:tab/>int num=Integer.parseInt(numaux);</text:p>
      <text:p text:style-name="P14"><text:tab/><text:tab/>int num2 = num - (num-1);</text:p>
      <text:p text:style-name="P14"><text:tab/><text:tab/>int num3 = 0;</text:p>
      <text:p text:style-name="P14"><text:tab/><text:tab/></text:p>
      <text:p text:style-name="P14"><text:tab/><text:tab/>while(num3 != num){</text:p>
      <text:p text:style-name="P14"><text:tab/><text:tab/><text:tab/>for(int i = 0;i&lt;num;i++){</text:p>
      <text:p text:style-name="P14"><text:tab/><text:tab/><text:tab/><text:tab/>System.out.print(num2+" ");</text:p>
      <text:p text:style-name="P14"><text:tab/><text:tab/><text:tab/><text:tab/>num2 = num2 + 1;</text:p>
      <text:p text:style-name="P14"><text:tab/><text:tab/><text:tab/>}</text:p>
      <text:p text:style-name="P14"><text:tab/><text:tab/><text:tab/>System.out.println("");</text:p>
      <text:p text:style-name="P14"><text:tab/><text:tab/><text:tab/>num2 = num - (num-1);</text:p>
      <text:p text:style-name="P14"><text:tab/><text:tab/><text:tab/>num3++;</text:p>
      <text:p text:style-name="P14"><text:tab/><text:tab/>}</text:p>
      <text:p text:style-name="P14"><text:tab/>}</text:p>
      <text:p text:style-name="P14">}</text:p>
      <text:p text:style-name="P9">Exercici 10: Un rectangle de nombres</text:p>
      <text:p text:style-name="P8">Escriu un programa que demani un dos enters positius més gran que 0 i "dibuixi" un rectangle com el que es mostra a continuació. Per exemple, si l'entrada és 5 i 3, dibuixarà:</text:p>
      <text:p text:style-name="P10"><text:s text:c="4"/>1 2 3 4 5</text:p>
      <text:p text:style-name="P10"><text:s text:c="4"/>1 2 3 4 5</text:p>
      <text:p text:style-name="P10"><text:soft-page-break/><text:s text:c="4"/>1 2 3 4 5</text:p>
      <text:p text:style-name="P8"/>
      <text:p text:style-name="P14">import java.io.*;</text:p>
      <text:p text:style-name="P14"><text:s/></text:p>
      <text:p text:style-name="P14">public class practica8{</text:p>
      <text:p text:style-name="P14"><text:tab/>public static void main(String[] args) throws IOException {</text:p>
      <text:p text:style-name="P14"><text:tab/><text:tab/>BufferedReader reader = new BufferedReader(new InputStreamReader(System.in));</text:p>
      <text:p text:style-name="P14"><text:tab/><text:tab/></text:p>
      <text:p text:style-name="P14"><text:tab/><text:tab/>System.out.print("numero: ");</text:p>
      <text:p text:style-name="P14"><text:tab/><text:tab/>String numaux= reader.readLine();</text:p>
      <text:p text:style-name="P14"><text:tab/><text:tab/>int num=Integer.parseInt(numaux);</text:p>
      <text:p text:style-name="P14"><text:tab/><text:tab/></text:p>
      <text:p text:style-name="P14"><text:tab/><text:tab/>int num2 = num - (num-1);</text:p>
      <text:p text:style-name="P14"><text:tab/><text:tab/></text:p>
      <text:p text:style-name="P14"><text:tab/><text:tab/>System.out.print("numero 2: ");</text:p>
      <text:p text:style-name="P14"><text:tab/><text:tab/>String numaux2= reader.readLine();</text:p>
      <text:p text:style-name="P14"><text:tab/><text:tab/>int num3=Integer.parseInt(numaux2);</text:p>
      <text:p text:style-name="P14"><text:tab/><text:tab/></text:p>
      <text:p text:style-name="P14"><text:tab/><text:tab/>int num4 =0;</text:p>
      <text:p text:style-name="P14"><text:tab/><text:tab/></text:p>
      <text:p text:style-name="P14"><text:tab/><text:tab/>while(num4 != num3){</text:p>
      <text:p text:style-name="P14"><text:tab/><text:tab/><text:tab/>for(int i = 0;i&lt;num;i++){</text:p>
      <text:p text:style-name="P14"><text:tab/><text:tab/><text:tab/><text:tab/>System.out.print(num2+" ");</text:p>
      <text:p text:style-name="P14"><text:tab/><text:tab/><text:tab/><text:tab/>num2 = num2 + 1;</text:p>
      <text:p text:style-name="P14"><text:tab/><text:tab/><text:tab/>}</text:p>
      <text:p text:style-name="P14"><text:tab/><text:tab/><text:tab/>System.out.println("");</text:p>
      <text:p text:style-name="P14"><text:tab/><text:tab/><text:tab/>num2 = num - (num-1);</text:p>
      <text:p text:style-name="P14"><text:tab/><text:tab/><text:tab/>num4++;</text:p>
      <text:p text:style-name="P14"><text:tab/><text:tab/>}</text:p>
      <text:p text:style-name="P14"><text:tab/>}</text:p>
      <text:p text:style-name="P14">}</text:p>
      <text:p text:style-name="P9">Exercici 11. Un triangle de nombres</text:p>
      <text:p text:style-name="P8">Desenvolupa un programa que demani a l’usuari un nombre positiu més gran que 0. El programa escriurà una línia per nombre entre el 1 i el nombre introduït (es a dir, creixentment). A cada línia escriurà un asterisc. Ex. si l’entrada és 5 la sortida serà</text:p>
      <text:p text:style-name="P10"><text:s text:c="4"/>*</text:p>
      <text:p text:style-name="P10"><text:s text:c="4"/>**</text:p>
      <text:p text:style-name="P10"><text:soft-page-break/><text:s text:c="4"/>***</text:p>
      <text:p text:style-name="P10"><text:s text:c="4"/>****</text:p>
      <text:p text:style-name="P10"><text:s text:c="4"/>*****</text:p>
      <text:p text:style-name="P8">Fes-ho en Python i Java.</text:p>
      <text:p text:style-name="P8"/>
      <text:p text:style-name="P14">import java.io.*;</text:p>
      <text:p text:style-name="P14"><text:s/></text:p>
      <text:p text:style-name="P14">public class practica8{</text:p>
      <text:p text:style-name="P14"><text:tab/>public static void main(String[] args) throws IOException {</text:p>
      <text:p text:style-name="P14"><text:tab/><text:tab/>BufferedReader reader = new BufferedReader(new InputStreamReader(System.in));</text:p>
      <text:p text:style-name="P14"><text:tab/><text:tab/>String simbolo = "*";</text:p>
      <text:p text:style-name="P14"><text:tab/><text:tab/>String simbolo2 = "*";</text:p>
      <text:p text:style-name="P14"><text:tab/><text:tab/></text:p>
      <text:p text:style-name="P14"><text:tab/><text:tab/>System.out.print("Pon un numero positivo mayor a 0: ");</text:p>
      <text:p text:style-name="P14"><text:tab/><text:tab/>String numaux= reader.readLine();</text:p>
      <text:p text:style-name="P14"><text:tab/><text:tab/>int num=Integer.parseInt(numaux);</text:p>
      <text:p text:style-name="P14"><text:tab/><text:tab/></text:p>
      <text:p text:style-name="P14"><text:tab/><text:tab/>while(num &lt; 0){</text:p>
      <text:p text:style-name="P14"><text:tab/><text:tab/><text:tab/>System.out.print("Pon un numero positivo mayor a 0: ");</text:p>
      <text:p text:style-name="P14"><text:tab/><text:tab/><text:tab/>numaux= reader.readLine();</text:p>
      <text:p text:style-name="P14"><text:tab/><text:tab/><text:tab/>num=Integer.parseInt(numaux);</text:p>
      <text:p text:style-name="P14"><text:tab/><text:tab/>}</text:p>
      <text:p text:style-name="P14"><text:tab/><text:tab/></text:p>
      <text:p text:style-name="P14"><text:tab/><text:tab/>for(int i = 0;i&lt;num;i++){</text:p>
      <text:p text:style-name="P14"><text:tab/><text:tab/><text:tab/>System.out.println(simbolo);</text:p>
      <text:p text:style-name="P14"><text:tab/><text:tab/><text:tab/>simbolo = simbolo2 + simbolo; </text:p>
      <text:p text:style-name="P14"><text:tab/><text:tab/>}</text:p>
      <text:p text:style-name="P14"><text:tab/>}</text:p>
      <text:p text:style-name="P14">}</text:p>
      <text:p text:style-name="P9">Exercici 12. Un triangle de nombres</text:p>
      <text:p text:style-name="P8">Desenvolupa un programa que demani a l’usuari un nombre positiu més gran que 0. El programa escriurà una línia per nombre entre el 1 i el nombre introduït (es a dir, creixentment). A cada línia escriurà tots els nombres des del nombre corresponent a la línia fins al 1. Ex. si l’entrada és 5 la sortida serà</text:p>
      <text:p text:style-name="P10"><text:s text:c="4"/>1</text:p>
      <text:p text:style-name="P10"><text:s text:c="4"/>2, 1</text:p>
      <text:p text:style-name="P10"><text:s text:c="4"/>3, 2, 1</text:p>
      <text:p text:style-name="P10"><text:soft-page-break/><text:s text:c="4"/>4, 3, 2, 1</text:p>
      <text:p text:style-name="P10"><text:s text:c="4"/>5, 4, 3, 2, 1</text:p>
      <text:p text:style-name="P8">Fes-ho en Python i Java.</text:p>
      <text:p text:style-name="P8"/>
      <text:p text:style-name="P14">import java.io.*;</text:p>
      <text:p text:style-name="P14"><text:s/></text:p>
      <text:p text:style-name="P14">public class practica8{</text:p>
      <text:p text:style-name="P14"><text:tab/>public static void main(String[] args) throws IOException {</text:p>
      <text:p text:style-name="P14"><text:tab/><text:tab/>BufferedReader reader = new BufferedReader(new InputStreamReader(System.in));</text:p>
      <text:p text:style-name="P14"><text:tab/><text:tab/></text:p>
      <text:p text:style-name="P14"><text:tab/><text:tab/>System.out.print("Pon un numero positivo mayor a 0: ");</text:p>
      <text:p text:style-name="P14"><text:tab/><text:tab/>String numaux= reader.readLine();</text:p>
      <text:p text:style-name="P14"><text:tab/><text:tab/>int num=Integer.parseInt(numaux);</text:p>
      <text:p text:style-name="P14"><text:tab/><text:tab/></text:p>
      <text:p text:style-name="P14"><text:tab/><text:tab/>while(num &lt; 0){</text:p>
      <text:p text:style-name="P14"><text:tab/><text:tab/><text:tab/>System.out.print("Pon un numero positivo mayor a 0: ");</text:p>
      <text:p text:style-name="P14"><text:tab/><text:tab/><text:tab/>numaux= reader.readLine();</text:p>
      <text:p text:style-name="P14"><text:tab/><text:tab/><text:tab/>num=Integer.parseInt(numaux);</text:p>
      <text:p text:style-name="P14"><text:tab/><text:tab/>}</text:p>
      <text:p text:style-name="P14"><text:tab/><text:tab/></text:p>
      <text:p text:style-name="P14"><text:tab/><text:tab/>int num2 = num;</text:p>
      <text:p text:style-name="P14"><text:tab/><text:tab/>int num3 = 1;</text:p>
      <text:p text:style-name="P14"><text:tab/><text:tab/>int num4 = 0;</text:p>
      <text:p text:style-name="P14"><text:tab/><text:tab/>int num5 = num;</text:p>
      <text:p text:style-name="P14"><text:tab/><text:tab/>num2 = 1;</text:p>
      <text:p text:style-name="P14"><text:tab/><text:tab/>num = num2;</text:p>
      <text:p text:style-name="P14"><text:tab/><text:tab/></text:p>
      <text:p text:style-name="P14"><text:tab/><text:tab/>while(num4 &lt; num5){</text:p>
      <text:p text:style-name="P14"><text:tab/><text:tab/><text:tab/>for(int i = 0;i&lt;num2;i++){</text:p>
      <text:p text:style-name="P14"><text:tab/><text:tab/><text:tab/><text:tab/>System.out.print(num+",");</text:p>
      <text:p text:style-name="P14"><text:tab/><text:tab/><text:tab/>}</text:p>
      <text:p text:style-name="P14"><text:tab/><text:tab/><text:tab/>System.out.println("");</text:p>
      <text:p text:style-name="P14"><text:tab/><text:tab/><text:tab/>num5--;</text:p>
      <text:p text:style-name="P14"><text:tab/><text:tab/><text:tab/>num++;</text:p>
      <text:p text:style-name="P14"><text:tab/><text:tab/><text:tab/>num3 = num;</text:p>
      <text:p text:style-name="P14"><text:tab/><text:tab/><text:tab/>num2++;</text:p>
      <text:p text:style-name="P14"><text:tab/><text:tab/>}</text:p>
      <text:p text:style-name="P14"><text:soft-page-break/><text:tab/>}</text:p>
      <text:p text:style-name="P14">}</text:p>
      <text:p text:style-name="P9">Exercici 13. Un triangle invertit</text:p>
      <text:p text:style-name="P8">Desenvolupa un programa que demani a l’usuari un nombre positiu més gran que 0. <text:s/>El programa escriurà una línia per nombre entre el nombre introduït i el 1 (és a dir, decreixentment). A cada línia escriurà tots els nombres des de l’1 fins el nombre corresponent a la línia. Ex. si l’entrada és 5 la sortida serà</text:p>
      <text:p text:style-name="P10"><text:s text:c="4"/>1, 2, 3, 4, 5</text:p>
      <text:p text:style-name="P10"><text:s text:c="4"/>1, 2, 3, 4</text:p>
      <text:p text:style-name="P10"><text:s text:c="4"/>1, 2, 3</text:p>
      <text:p text:style-name="P10"><text:s text:c="4"/>1, 2</text:p>
      <text:p text:style-name="P10"><text:s text:c="4"/>1</text:p>
      <text:p text:style-name="P8">Fes-ho en Python i Java.</text:p>
      <text:p text:style-name="P8"/>
      <text:p text:style-name="P14">import java.io.*;</text:p>
      <text:p text:style-name="P14"><text:s/></text:p>
      <text:p text:style-name="P14">public class practica8{</text:p>
      <text:p text:style-name="P14"><text:tab/>public static void main(String[] args) throws IOException {</text:p>
      <text:p text:style-name="P14"><text:tab/><text:tab/>BufferedReader reader = new BufferedReader(new InputStreamReader(System.in));</text:p>
      <text:p text:style-name="P14"><text:tab/><text:tab/></text:p>
      <text:p text:style-name="P14"><text:tab/><text:tab/>System.out.print("Pon un numero positivo mayor a 0: ");</text:p>
      <text:p text:style-name="P14"><text:tab/><text:tab/>String numaux= reader.readLine();</text:p>
      <text:p text:style-name="P14"><text:tab/><text:tab/>int num=Integer.parseInt(numaux);</text:p>
      <text:p text:style-name="P14"><text:tab/><text:tab/></text:p>
      <text:p text:style-name="P14"><text:tab/><text:tab/>while(num &lt; 0){</text:p>
      <text:p text:style-name="P14"><text:tab/><text:tab/><text:tab/>System.out.print("Pon un numero positivo mayor a 0: ");</text:p>
      <text:p text:style-name="P14"><text:tab/><text:tab/><text:tab/>numaux= reader.readLine();</text:p>
      <text:p text:style-name="P14"><text:tab/><text:tab/><text:tab/>num=Integer.parseInt(numaux);</text:p>
      <text:p text:style-name="P14"><text:tab/><text:tab/>}</text:p>
      <text:p text:style-name="P14"><text:tab/><text:tab/></text:p>
      <text:p text:style-name="P14"><text:tab/><text:tab/>int num2 = 1;</text:p>
      <text:p text:style-name="P14"><text:tab/><text:tab/>int num3 = 1;</text:p>
      <text:p text:style-name="P14"><text:tab/><text:tab/>int num4 = 0;</text:p>
      <text:p text:style-name="P14"><text:tab/><text:tab/>int num5 = num;</text:p>
      <text:p text:style-name="P14"><text:tab/><text:tab/></text:p>
      <text:p text:style-name="P14"><text:tab/><text:tab/>while(num4 != num){</text:p>
      <text:p text:style-name="P14"><text:tab/><text:tab/><text:tab/>for(int i = 0;i&lt;num5;i++){</text:p>
      <text:p text:style-name="P14"><text:soft-page-break/><text:tab/><text:tab/><text:tab/><text:tab/>System.out.print(num2+",");</text:p>
      <text:p text:style-name="P14"><text:tab/><text:tab/><text:tab/><text:tab/>num2 = num3 + num2;</text:p>
      <text:p text:style-name="P14"><text:tab/><text:tab/><text:tab/>}</text:p>
      <text:p text:style-name="P14"><text:tab/><text:tab/><text:tab/>System.out.println("");</text:p>
      <text:p text:style-name="P14"><text:tab/><text:tab/><text:tab/>num5--;</text:p>
      <text:p text:style-name="P14"><text:tab/><text:tab/><text:tab/>num4++;</text:p>
      <text:p text:style-name="P14"><text:tab/><text:tab/><text:tab/>num2 =1;</text:p>
      <text:p text:style-name="P14"><text:tab/><text:tab/>}</text:p>
      <text:p text:style-name="P14"><text:tab/>}</text:p>
      <text:p text:style-name="P14">}</text:p>
      <text:p text:style-name="P11">Exercici 14. Triangles (opcional)</text:p>
      <text:p text:style-name="P8">Desenvolupa un programa que demani un nombre enter positiu i dibuixi tants triangles com se li indiqui segons l'exemple següent on l'entrada és 2.</text:p>
      <text:p text:style-name="P10"><text:s text:c="4"/>.........9.........</text:p>
      <text:p text:style-name="P10"><text:s text:c="4"/>........898........</text:p>
      <text:p text:style-name="P10"><text:s text:c="4"/>.......78987.......</text:p>
      <text:p text:style-name="P10"><text:s text:c="4"/>......6789876......</text:p>
      <text:p text:style-name="P10"><text:s text:c="4"/>.....567898765.....</text:p>
      <text:p text:style-name="P10"><text:s text:c="4"/>....45678987654....</text:p>
      <text:p text:style-name="P10"><text:s text:c="4"/>...3456789876543...</text:p>
      <text:p text:style-name="P10"><text:s text:c="4"/>..234567898765432..</text:p>
      <text:p text:style-name="P10"><text:s text:c="4"/>.12345678987654321.</text:p>
      <text:p text:style-name="P10"><text:s text:c="4"/>0123456789876543210</text:p>
      <text:p text:style-name="P10"><text:s text:c="4"/>.........9.........</text:p>
      <text:p text:style-name="P10"><text:s text:c="4"/>........898........</text:p>
      <text:p text:style-name="P10"><text:s text:c="4"/>.......78987.......</text:p>
      <text:p text:style-name="P10"><text:s text:c="4"/>......6789876......</text:p>
      <text:p text:style-name="P10"><text:s text:c="4"/>.....567898765.....</text:p>
      <text:p text:style-name="P10"><text:s text:c="4"/>....45678987654....</text:p>
      <text:p text:style-name="P10"><text:s text:c="4"/>...3456789876543...</text:p>
      <text:p text:style-name="P10"><text:s text:c="4"/>..234567898765432..</text:p>
      <text:p text:style-name="P10"><text:s text:c="4"/>.12345678987654321.</text:p>
      <text:p text:style-name="P10"><text:s text:c="4"/>0123456789876543210</text:p>
      <text:p text:style-name="P8">Nota: evidentment s'espera que no ho facis amb instruccions de l'estil</text:p>
      <text:p text:style-name="P10"><text:s text:c="4"/>print "....45678987654...."</text:p>
      <text:p text:style-name="P8"/>
      <text:p text:style-name="P9"/>
      <text:p text:style-name="P11">Exercici 12. Rombos (opcional)</text:p>
      <text:p text:style-name="P8">Desenvolupa un programa que escrigui el següent</text:p>
      <text:p text:style-name="P10"><text:s text:c="4"/>.........9.........</text:p>
      <text:p text:style-name="P10"><text:s text:c="4"/>........898........</text:p>
      <text:p text:style-name="P10"><text:s text:c="4"/>.......78987.......</text:p>
      <text:p text:style-name="P10"><text:s text:c="4"/>......6789876......</text:p>
      <text:p text:style-name="P10"><text:s text:c="4"/>.....567898765.....</text:p>
      <text:p text:style-name="P10"><text:s text:c="4"/>....45678987654....</text:p>
      <text:p text:style-name="P10"><text:s text:c="4"/>...3456789876543...</text:p>
      <text:p text:style-name="P10"><text:s text:c="4"/>..234567898765432..</text:p>
      <text:p text:style-name="P10"><text:s text:c="4"/>.12345678987654321.</text:p>
      <text:p text:style-name="P10"><text:s text:c="4"/>0123456789876543210</text:p>
      <text:p text:style-name="P10"><text:s text:c="4"/>.12345678987654321.</text:p>
      <text:p text:style-name="P10"><text:s text:c="4"/>..234567898765432..</text:p>
      <text:p text:style-name="P10"><text:s text:c="4"/>...3456789876543...</text:p>
      <text:p text:style-name="P10"><text:s text:c="4"/>....45678987654....</text:p>
      <text:p text:style-name="P10"><text:s text:c="4"/>.....567898765.....</text:p>
      <text:p text:style-name="P10"><text:s text:c="4"/>......6789876......</text:p>
      <text:p text:style-name="P10"><text:s text:c="4"/>.......78987.......</text:p>
      <text:p text:style-name="P10"><text:s text:c="4"/>........898........</text:p>
      <text:p text:style-name="P10"><text:s text:c="4"/>.........9.........</text:p>
      <text:p text:style-name="P8">La nota de l'exercici anterior és vàlida també per aquest. Els llenguatges requerits també ho són.</text:p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CompactPlain" svg:font-family="CompactPlain, 'Times New Roman'" style:font-family-generic="roman"/>
    <style:font-face style:name="Arial1" svg:font-family="Arial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ca" fo:country="ES" style:font-name-asian="Arial Unicode MS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Times New Roman" fo:font-size="12pt" fo:language="ca" fo:country="ES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orphans="2" fo:widows="2" style:writing-mode="lr-tb"/>
      <style:text-properties fo:color="#000000" style:font-name="CompactPlain" fo:font-family="CompactPlain, 'Times New Roman'" style:font-family-generic="roman" fo:font-size="11pt" fo:language="ca" fo:country="ES" fo:font-weight="bold" style:font-name-asian="Times New Roman" style:font-family-asian="'Times New Roman'" style:font-family-generic-asian="roman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1pt" style:language-complex="ar" style:country-complex="SA" style:font-weight-complex="bold"/>
    </style:style>
    <style:style style:name="Text_20_body" style:display-name="Text body" style:family="paragraph" style:parent-style-name="Standard" style:class="text">
      <style:text-properties fo:color="#000000" style:font-name="Arial" fo:font-family="Arial" style:font-family-generic="swiss" style:font-pitch="variable" fo:font-size="10pt" fo:language="es" fo:country="ES" style:font-size-asian="10pt" style:font-name-complex="Arial" style:font-family-complex="Arial" style:font-family-generic-complex="swiss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Standard" style:class="text">
      <style:paragraph-properties fo:keep-with-next="always"/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class="text">
      <style:paragraph-properties fo:keep-with-next="always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class="text">
      <style:paragraph-properties fo:margin-top="0.0417in" fo:margin-bottom="0in" loext:contextual-spacing="false" fo:keep-with-next="always"/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 style:font-size-complex="9pt" style:font-weight-complex="normal"/>
    </style:style>
    <style:style style:name="Heading_20_4" style:display-name="Heading 4" style:family="paragraph" style:parent-style-name="Standard" style:next-style-name="Standard" style:class="text">
      <style:paragraph-properties fo:margin-top="0.0417in" fo:margin-bottom="0in" loext:contextual-spacing="false" fo:keep-with-next="always">
        <style:tab-stops>
          <style:tab-stop style:position="0.0984in"/>
        </style:tab-stops>
      </style:paragraph-properties>
      <style:text-properties style:font-name="Arial" fo:font-family="Arial" style:font-family-generic="swiss" style:font-pitch="variable" style:text-underline-style="solid" style:text-underline-width="auto" style:text-underline-color="font-color" style:font-name-complex="Arial" style:font-family-complex="Arial" style:font-family-generic-complex="swiss" style:font-pitch-complex="variable" style:font-weight-complex="normal"/>
    </style:style>
    <style:style style:name="Heading_20_5" style:display-name="Heading 5" style:family="paragraph" style:parent-style-name="Standard" style:next-style-name="Standard" style:class="text">
      <style:paragraph-properties fo:text-align="justify" style:justify-single-word="false" fo:keep-with-next="always">
        <style:tab-stops>
          <style:tab-stop style:position="0.0984in"/>
        </style:tab-stops>
      </style:paragraph-properties>
      <style:text-properties style:font-name="Arial" fo:font-family="Arial" style:font-family-generic="swiss" style:font-pitch="variable" fo:font-size="10pt" fo:language="en" fo:country="GB" style:font-size-asian="10pt" style:font-name-complex="Arial" style:font-family-complex="Arial" style:font-family-generic-complex="swiss" style:font-pitch-complex="variable" style:font-weight-complex="normal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0in" fo:margin-right="0in" fo:margin-top="0.1665in" fo:margin-bottom="0.0417in" loext:contextual-spacing="false" fo:line-height="100%" fo:text-align="justify" style:justify-single-word="false" fo:text-indent="0in" style:auto-text-indent="false"/>
      <style:text-properties style:font-name="Arial" fo:font-family="Arial" style:font-family-generic="swiss" style:font-pitch="variable" fo:font-size="10pt" fo:language="es" fo:country="ES" fo:font-weight="normal" style:font-size-asian="10pt" style:font-weight-asian="normal" style:font-size-complex="10pt" style:font-weight-complex="normal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0in" fo:margin-right="0in" fo:margin-top="0.1665in" fo:margin-bottom="0.0417in" loext:contextual-spacing="false" fo:line-height="100%" fo:text-align="justify" style:justify-single-word="false" fo:text-indent="0in" style:auto-text-indent="false"/>
      <style:text-properties style:font-name="Arial" fo:font-family="Arial" style:font-family-generic="swiss" style:font-pitch="variable" fo:font-size="9pt" fo:language="es" fo:country="ES" fo:font-style="italic" fo:font-weight="normal" style:font-size-asian="9pt" style:font-style-asian="italic" style:font-weight-asian="normal" style:font-size-complex="10pt" style:font-weight-complex="normal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note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Estilo1" style:family="paragraph" style:parent-style-name="Standard">
      <style:paragraph-properties fo:keep-together="auto"/>
    </style:style>
    <style:style style:name="Texto_20_independiente_20_2" style:display-name="Texto independiente 2" style:family="paragraph" style:parent-style-name="Standard">
      <style:paragraph-properties fo:line-height="100%" fo:text-align="justify" style:justify-single-word="false"/>
      <style:text-properties fo:color="#000000" style:font-name="Tahoma" fo:font-family="Tahoma" style:font-family-generic="swiss" style:font-pitch="variable" fo:font-size="12pt" fo:font-weight="normal" style:font-size-asian="12pt" style:font-weight-asian="normal" style:font-size-complex="10pt" style:font-weight-complex="normal"/>
    </style:style>
    <style:style style:name="Texto_20_independiente_20_3" style:display-name="Texto independiente 3" style:family="paragraph" style:parent-style-name="Standard">
      <style:paragraph-properties fo:line-height="100%"/>
      <style:text-properties fo:color="#000000" style:font-name="Arial" fo:font-family="Arial" style:font-family-generic="swiss" style:font-pitch="variable" fo:font-size="12pt" fo:font-weight="normal" style:font-size-asian="12pt" style:font-weight-asian="normal" style:font-name-complex="Arial" style:font-family-complex="Arial" style:font-family-generic-complex="swiss" style:font-pitch-complex="variable" style:font-size-complex="12pt" style:font-weight-complex="normal"/>
    </style:style>
    <style:style style:name="Normal_20__28_Web_29_" style:display-name="Normal (Web)" style:family="paragraph" style:parent-style-name="Standard">
      <style:paragraph-properties fo:margin-top="0.0693in" fo:margin-bottom="0.0693in" loext:contextual-spacing="false" fo:line-height="100%"/>
      <style:text-properties style:font-name="Arial" fo:font-family="Arial" style:font-family-generic="swiss" style:font-pitch="variable" fo:font-size="12pt" fo:language="es" fo:country="ES" fo:font-weight="normal" style:font-size-asian="12pt" style:font-weight-asian="normal" style:font-size-complex="12pt" style:font-weight-complex="normal"/>
    </style:style>
    <style:style style:name="Default" style:family="paragraph">
      <style:paragraph-properties fo:orphans="2" fo:widows="2" style:text-autospace="none"/>
      <style:text-properties fo:color="#000000" style:font-name="Arial" fo:font-family="Arial" style:font-family-generic="swiss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WW8Num4z0" style:family="text">
      <style:text-properties style:font-name="Wingdings" fo:font-family="Wingdings" style:font-pitch="variable" style:font-charset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3" style:family="text">
      <style:text-properties style:font-name="Symbol" fo:font-family="Symbol" style:font-family-generic="roman" style:font-pitch="variable" style:font-charset="x-symbol"/>
    </style:style>
    <style:style style:name="WW8Num6z0" style:family="text">
      <style:text-properties style:font-name="Wingdings" fo:font-family="Wingdings" style:font-pitch="variable" style:font-charset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3" style:family="text">
      <style:text-properties style:font-name="Symbol" fo:font-family="Symbol" style:font-family-generic="roman" style:font-pitch="variable" style:font-charset="x-symbol"/>
    </style:style>
    <style:style style:name="WW8Num11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/>
    </style:style>
    <style:style style:name="WW8Num11z3" style:family="text">
      <style:text-properties style:font-name="Symbol" fo:font-family="Symbol" style:font-family-generic="roman" style:font-pitch="variable" style:font-charset="x-symbol"/>
    </style:style>
    <style:style style:name="WW8Num16z0" style:family="text">
      <style:text-properties style:font-name="Sylfaen" fo:font-family="Sylfaen" style:font-family-generic="roman" style:font-pitch="variable"/>
    </style:style>
    <style:style style:name="WW8Num17z0" style:family="text">
      <style:text-properties style:font-name="Wingdings" fo:font-family="Wingdings" style:font-pitch="variable" style:font-charset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3" style:family="text">
      <style:text-properties style:font-name="Symbol" fo:font-family="Symbol" style:font-family-generic="roman" style:font-pitch="variable" style:font-charset="x-symbol"/>
    </style:style>
    <style:style style:name="WW8Num20z0" style:family="text">
      <style:text-properties style:font-name="Wingdings" fo:font-family="Wingdings" style:font-pitch="variable" style:font-charset="x-symbol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3" style:family="text">
      <style:text-properties style:font-name="Symbol" fo:font-family="Symbol" style:font-family-generic="roman" style:font-pitch="variable" style:font-charset="x-symbol"/>
    </style:style>
    <style:style style:name="Fuente_20_de_20_párrafo_20_predeter." style:display-name="Fuente de párrafo predeter." style:family="text"/>
    <style:style style:name="WW8Num13z3" style:family="text">
      <style:text-properties style:font-name="Symbol" fo:font-family="Symbol" style:font-family-generic="roman" style:font-pitch="variable" style:font-charset="x-symbol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width="0.4917in"/>
      </text:outline-level-style>
      <text:outline-level-style text:level="2" style:num-suffix="." style:num-format="1" text:display-levels="2">
        <style:list-level-properties text:space-before="0.4917in" text:min-label-width="0.4917in"/>
      </text:outline-level-style>
      <text:outline-level-style text:level="3" style:num-suffix="." style:num-format="1" text:display-levels="3">
        <style:list-level-properties text:space-before="0.9835in" text:min-label-width="0.4917in"/>
      </text:outline-level-style>
      <text:outline-level-style text:level="4" style:num-suffix="." style:num-format="1" text:display-levels="4">
        <style:list-level-properties text:space-before="1.4748in" text:min-label-width="0.4917in"/>
      </text:outline-level-style>
      <text:outline-level-style text:level="5" style:num-suffix="." style:num-format="1" text:display-levels="5">
        <style:list-level-properties text:space-before="1.9665in" text:min-label-width="0.4917in"/>
      </text:outline-level-style>
      <text:outline-level-style text:level="6" style:num-suffix="." style:num-format="1" text:display-levels="6">
        <style:list-level-properties text:space-before="2.4583in" text:min-label-width="0.4917in"/>
      </text:outline-level-style>
      <text:outline-level-style text:level="7" style:num-suffix="." style:num-format="1" text:display-levels="7">
        <style:list-level-properties text:space-before="2.95in" text:min-label-width="0.4917in"/>
      </text:outline-level-style>
      <text:outline-level-style text:level="8" style:num-suffix="." style:num-format="1" text:display-levels="8">
        <style:list-level-properties text:space-before="3.4417in" text:min-label-width="0.4917in"/>
      </text:outline-level-style>
      <text:outline-level-style text:level="9" style:num-suffix="." style:num-format="1" text:display-levels="9">
        <style:list-level-properties text:space-before="3.9335in" text:min-label-width="0.4917in"/>
      </text:outline-level-style>
      <text:outline-level-style text:level="10" style:num-format="">
        <style:list-level-properties text:min-label-distance="0.15in"/>
      </text:outline-level-style>
    </text:outline-style>
    <text:list-style style:name="WW8Num1">
      <text:list-level-style-number text:level="1" style:num-suffix="." style:num-format="1">
        <style:list-level-properties text:min-label-width="0.4917in"/>
      </text:list-level-style-number>
      <text:list-level-style-number text:level="2" style:num-suffix="." style:num-format="1" text:display-levels="2">
        <style:list-level-properties text:space-before="0.4917in" text:min-label-width="0.4917in"/>
      </text:list-level-style-number>
      <text:list-level-style-number text:level="3" style:num-suffix="." style:num-format="1" text:display-levels="3">
        <style:list-level-properties text:space-before="0.9835in" text:min-label-width="0.4917in"/>
      </text:list-level-style-number>
      <text:list-level-style-number text:level="4" style:num-suffix="." style:num-format="1" text:display-levels="4">
        <style:list-level-properties text:space-before="1.4748in" text:min-label-width="0.4917in"/>
      </text:list-level-style-number>
      <text:list-level-style-number text:level="5" style:num-suffix="." style:num-format="1" text:display-levels="5">
        <style:list-level-properties text:space-before="1.9665in" text:min-label-width="0.4917in"/>
      </text:list-level-style-number>
      <text:list-level-style-number text:level="6" style:num-suffix="." style:num-format="1" text:display-levels="6">
        <style:list-level-properties text:space-before="2.4583in" text:min-label-width="0.4917in"/>
      </text:list-level-style-number>
      <text:list-level-style-number text:level="7" style:num-suffix="." style:num-format="1" text:display-levels="7">
        <style:list-level-properties text:space-before="2.95in" text:min-label-width="0.4917in"/>
      </text:list-level-style-number>
      <text:list-level-style-number text:level="8" style:num-suffix="." style:num-format="1" text:display-levels="8">
        <style:list-level-properties text:space-before="3.4417in" text:min-label-width="0.4917in"/>
      </text:list-level-style-number>
      <text:list-level-style-number text:level="9" style:num-suffix="." style:num-format="1" text:display-levels="9">
        <style:list-level-properties text:space-before="3.9335in" text:min-label-width="0.4917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">
      <text:list-level-style-number text:level="1" style:num-suffix="." style:num-format="1" text:start-value="3">
        <style:list-level-properties text:min-label-width="0.25in"/>
      </text:list-level-style-number>
      <text:list-level-style-number text:level="2" style:num-suffix="." style:num-format="1" text:display-levels="2">
        <style:list-level-properties text:space-before="0.25in" text:min-label-width="0.5in"/>
      </text:list-level-style-number>
      <text:list-level-style-number text:level="3" style:num-suffix="." style:num-format="1" text:display-levels="3">
        <style:list-level-properties text:space-before="0.5in" text:min-label-width="0.5in"/>
      </text:list-level-style-number>
      <text:list-level-style-number text:level="4" style:num-suffix="." style:num-format="1" text:display-levels="4">
        <style:list-level-properties text:space-before="0.75in" text:min-label-width="0.75in"/>
      </text:list-level-style-number>
      <text:list-level-style-number text:level="5" style:num-suffix="." style:num-format="1" text:display-levels="5">
        <style:list-level-properties text:space-before="1in" text:min-label-width="0.75in"/>
      </text:list-level-style-number>
      <text:list-level-style-number text:level="6" style:num-suffix="." style:num-format="1" text:display-levels="6">
        <style:list-level-properties text:space-before="1.25in" text:min-label-width="1in"/>
      </text:list-level-style-number>
      <text:list-level-style-number text:level="7" style:num-suffix="." style:num-format="1" text:display-levels="7">
        <style:list-level-properties text:space-before="1.5in" text:min-label-width="1in"/>
      </text:list-level-style-number>
      <text:list-level-style-number text:level="8" style:num-suffix="." style:num-format="1" text:display-levels="8">
        <style:list-level-properties text:space-before="1.75in" text:min-label-width="1.25in"/>
      </text:list-level-style-number>
      <text:list-level-style-number text:level="9" style:num-suffix="." style:num-format="1" text:display-levels="9">
        <style:list-level-properties text:space-before="2in" text:min-label-width="1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" text:consecutive-numbering="true">
      <text:list-level-style-bullet text:level="1" text:style-name="WW8Num4z0" text:bullet-char="">
        <style:list-level-properties text:space-before="0.25in" text:min-label-width="0.25in"/>
        <style:text-properties style:font-name="Wingdings"/>
      </text:list-level-style-bullet>
      <text:list-level-style-bullet text:level="2" text:style-name="WW8Num4z1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4z0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4z3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4z1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4z0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4z3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4z1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4z0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5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 text:display-levels="2">
        <style:list-level-properties text:space-before="0.25in" text:min-label-width="0.5in"/>
      </text:list-level-style-number>
      <text:list-level-style-number text:level="3" style:num-suffix="." style:num-format="1" text:display-levels="3">
        <style:list-level-properties text:space-before="0.5in" text:min-label-width="0.5in"/>
      </text:list-level-style-number>
      <text:list-level-style-number text:level="4" style:num-suffix="." style:num-format="1" text:display-levels="4">
        <style:list-level-properties text:space-before="0.75in" text:min-label-width="0.75in"/>
      </text:list-level-style-number>
      <text:list-level-style-number text:level="5" style:num-suffix="." style:num-format="1" text:display-levels="5">
        <style:list-level-properties text:space-before="1in" text:min-label-width="0.75in"/>
      </text:list-level-style-number>
      <text:list-level-style-number text:level="6" style:num-suffix="." style:num-format="1" text:display-levels="6">
        <style:list-level-properties text:space-before="1.25in" text:min-label-width="1in"/>
      </text:list-level-style-number>
      <text:list-level-style-number text:level="7" style:num-suffix="." style:num-format="1" text:display-levels="7">
        <style:list-level-properties text:space-before="1.5in" text:min-label-width="1in"/>
      </text:list-level-style-number>
      <text:list-level-style-number text:level="8" style:num-suffix="." style:num-format="1" text:display-levels="8">
        <style:list-level-properties text:space-before="1.75in" text:min-label-width="1.25in"/>
      </text:list-level-style-number>
      <text:list-level-style-number text:level="9" style:num-suffix="." style:num-format="1" text:display-levels="9">
        <style:list-level-properties text:space-before="2in" text:min-label-width="1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6" text:consecutive-numbering="true">
      <text:list-level-style-bullet text:level="1" text:style-name="WW8Num6z0" text:bullet-char="">
        <style:list-level-properties text:space-before="0.25in" text:min-label-width="0.25in"/>
        <style:text-properties style:font-name="Wingdings"/>
      </text:list-level-style-bullet>
      <text:list-level-style-bullet text:level="2" text:style-name="WW8Num6z1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6z0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6z3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6z1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6z0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6z3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6z1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6z0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7">
      <text:list-level-style-number text:level="1" style:num-suffix="." style:num-format="1">
        <style:list-level-properties text:min-label-width="0.25in"/>
      </text:list-level-style-number>
      <text:list-level-style-number text:level="2" style:num-prefix="4." style:num-suffix="." style:num-format="1">
        <style:list-level-properties text:space-before="0.1972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8">
      <text:list-level-style-number text:level="1" style:num-suffix="." style:num-format="1" text:start-value="2">
        <style:list-level-properties text:min-label-width="0.25in"/>
      </text:list-level-style-number>
      <text:list-level-style-number text:level="2" style:num-suffix="." style:num-format="1" text:start-value="3" text:display-levels="2">
        <style:list-level-properties text:space-before="0.4917in" text:min-label-width="0.5in"/>
      </text:list-level-style-number>
      <text:list-level-style-number text:level="3" style:num-suffix="." style:num-format="1" text:display-levels="3">
        <style:list-level-properties text:space-before="0.9835in" text:min-label-width="0.5in"/>
      </text:list-level-style-number>
      <text:list-level-style-number text:level="4" style:num-suffix="." style:num-format="1" text:display-levels="4">
        <style:list-level-properties text:space-before="1.4752in" text:min-label-width="0.75in"/>
      </text:list-level-style-number>
      <text:list-level-style-number text:level="5" style:num-suffix="." style:num-format="1" text:display-levels="5">
        <style:list-level-properties text:space-before="1.9665in" text:min-label-width="0.75in"/>
      </text:list-level-style-number>
      <text:list-level-style-number text:level="6" style:num-suffix="." style:num-format="1" text:display-levels="6">
        <style:list-level-properties text:space-before="2.4583in" text:min-label-width="1in"/>
      </text:list-level-style-number>
      <text:list-level-style-number text:level="7" style:num-suffix="." style:num-format="1" text:display-levels="7">
        <style:list-level-properties text:space-before="2.95in" text:min-label-width="1in"/>
      </text:list-level-style-number>
      <text:list-level-style-number text:level="8" style:num-suffix="." style:num-format="1" text:display-levels="8">
        <style:list-level-properties text:space-before="3.4417in" text:min-label-width="1.25in"/>
      </text:list-level-style-number>
      <text:list-level-style-number text:level="9" style:num-suffix="." style:num-format="1" text:display-levels="9">
        <style:list-level-properties text:space-before="3.9335in" text:min-label-width="1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9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0" text:consecutive-numbering="true">
      <text:list-level-style-number text:level="1" style:num-prefix="1." style:num-format="1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1" text:consecutive-numbering="true">
      <text:list-level-style-bullet text:level="1" text:style-name="WW8Num11z0" text:bullet-char="-">
        <style:list-level-properties text:space-before="0.25in" text:min-label-width="0.25in"/>
        <style:text-properties style:font-name="Arial"/>
      </text:list-level-style-bullet>
      <text:list-level-style-bullet text:level="2" text:style-name="WW8Num11z1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11z2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1z3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1z1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11z2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1z3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1z1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11z2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2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a" style:num-letter-sync="true">
        <style:list-level-properties text:space-before="0.5in" text:min-label-width="0.25in"/>
      </text:list-level-style-number>
      <text:list-level-style-number text:level="3" style:num-suffix="." style:num-format="i">
        <style:list-level-properties text:min-label-width="1.25in" text:min-label-distance="0.1252in" fo:text-align="end"/>
      </text:list-level-style-number>
      <text:list-level-style-number text:level="4" style:num-suffix="." style:num-format="1">
        <style:list-level-properties text:space-before="1.5in" text:min-label-width="0.25in"/>
      </text:list-level-style-number>
      <text:list-level-style-number text:level="5" style:num-suffix="." style:num-format="a" style:num-letter-sync="true">
        <style:list-level-properties text:space-before="2in" text:min-label-width="0.25in"/>
      </text:list-level-style-number>
      <text:list-level-style-number text:level="6" style:num-suffix="." style:num-format="i">
        <style:list-level-properties text:min-label-width="2.75in" text:min-label-distance="0.1252in" fo:text-align="end"/>
      </text:list-level-style-number>
      <text:list-level-style-number text:level="7" style:num-suffix="." style:num-format="1">
        <style:list-level-properties text:space-before="3in" text:min-label-width="0.25in"/>
      </text:list-level-style-number>
      <text:list-level-style-number text:level="8" style:num-suffix="." style:num-format="a" style:num-letter-sync="true">
        <style:list-level-properties text:space-before="3.5in" text:min-label-width="0.25in"/>
      </text:list-level-style-number>
      <text:list-level-style-number text:level="9" style:num-suffix="." style:num-format="i">
        <style:list-level-properties text:min-label-width="4.2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3">
      <text:list-level-style-number text:level="1" style:num-suffix="." style:num-format="1">
        <style:list-level-properties text:space-before="0.0984in"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4">
      <text:list-level-style-number text:level="1" style:num-suffix="." style:num-format="1" text:start-value="2">
        <style:list-level-properties text:min-label-width="0.25in"/>
      </text:list-level-style-number>
      <text:list-level-style-number text:level="2" style:num-suffix="." style:num-format="1" text:display-levels="2">
        <style:list-level-properties text:space-before="0.25in" text:min-label-width="0.5in"/>
      </text:list-level-style-number>
      <text:list-level-style-number text:level="3" style:num-suffix="." style:num-format="1" text:display-levels="3">
        <style:list-level-properties text:space-before="0.5in" text:min-label-width="0.5in"/>
      </text:list-level-style-number>
      <text:list-level-style-number text:level="4" style:num-suffix="." style:num-format="1" text:display-levels="4">
        <style:list-level-properties text:space-before="0.75in" text:min-label-width="0.75in"/>
      </text:list-level-style-number>
      <text:list-level-style-number text:level="5" style:num-suffix="." style:num-format="1" text:display-levels="5">
        <style:list-level-properties text:space-before="1in" text:min-label-width="0.75in"/>
      </text:list-level-style-number>
      <text:list-level-style-number text:level="6" style:num-suffix="." style:num-format="1" text:display-levels="6">
        <style:list-level-properties text:space-before="1.25in" text:min-label-width="1in"/>
      </text:list-level-style-number>
      <text:list-level-style-number text:level="7" style:num-suffix="." style:num-format="1" text:display-levels="7">
        <style:list-level-properties text:space-before="1.5in" text:min-label-width="1in"/>
      </text:list-level-style-number>
      <text:list-level-style-number text:level="8" style:num-suffix="." style:num-format="1" text:display-levels="8">
        <style:list-level-properties text:space-before="1.75in" text:min-label-width="1.25in"/>
      </text:list-level-style-number>
      <text:list-level-style-number text:level="9" style:num-suffix="." style:num-format="1" text:display-levels="9">
        <style:list-level-properties text:space-before="2in" text:min-label-width="1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5">
      <text:list-level-style-number text:level="1" style:num-suffix="." style:num-format="1">
        <style:list-level-properties text:min-label-width="0.25in"/>
      </text:list-level-style-number>
      <text:list-level-style-number text:level="2" style:num-prefix="1." style:num-format="1">
        <style:list-level-properties text:space-before="0.5in" text:min-label-width="0.25in"/>
      </text:list-level-style-number>
      <text:list-level-style-number text:level="3" style:num-suffix="." style:num-format="i">
        <style:list-level-properties text:min-label-width="1.25in" text:min-label-distance="0.1252in" fo:text-align="end"/>
      </text:list-level-style-number>
      <text:list-level-style-number text:level="4" style:num-suffix="." style:num-format="1">
        <style:list-level-properties text:space-before="1.5in" text:min-label-width="0.25in"/>
      </text:list-level-style-number>
      <text:list-level-style-number text:level="5" style:num-suffix="." style:num-format="a" style:num-letter-sync="true">
        <style:list-level-properties text:space-before="2in" text:min-label-width="0.25in"/>
      </text:list-level-style-number>
      <text:list-level-style-number text:level="6" style:num-suffix="." style:num-format="i">
        <style:list-level-properties text:min-label-width="2.75in" text:min-label-distance="0.1252in" fo:text-align="end"/>
      </text:list-level-style-number>
      <text:list-level-style-number text:level="7" style:num-suffix="." style:num-format="1">
        <style:list-level-properties text:space-before="3in" text:min-label-width="0.25in"/>
      </text:list-level-style-number>
      <text:list-level-style-number text:level="8" style:num-suffix="." style:num-format="a" style:num-letter-sync="true">
        <style:list-level-properties text:space-before="3.5in" text:min-label-width="0.25in"/>
      </text:list-level-style-number>
      <text:list-level-style-number text:level="9" style:num-suffix="." style:num-format="i">
        <style:list-level-properties text:min-label-width="4.2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6" text:consecutive-numbering="true">
      <text:list-level-style-bullet text:level="1" text:style-name="WW8Num16z0" text:bullet-char="▪">
        <style:list-level-properties text:space-before="0.25in" text:min-label-width="0.25in"/>
        <style:text-properties style:font-name="Sylfaen"/>
      </text:list-level-style-bullet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7" text:consecutive-numbering="true">
      <text:list-level-style-bullet text:level="1" text:style-name="WW8Num17z0" text:bullet-char="">
        <style:list-level-properties text:space-before="0.25in" text:min-label-width="0.25in"/>
        <style:text-properties style:font-name="Wingdings"/>
      </text:list-level-style-bullet>
      <text:list-level-style-bullet text:level="2" text:style-name="WW8Num17z1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17z0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7z3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7z1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17z0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7z3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7z1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17z0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8">
      <text:list-level-style-number text:level="1" style:num-suffix="." style:num-format="1" text:start-value="2">
        <style:list-level-properties text:min-label-width="0.25in"/>
      </text:list-level-style-number>
      <text:list-level-style-number text:level="2" style:num-suffix="." style:num-format="1" text:display-levels="2">
        <style:list-level-properties text:space-before="0.25in" text:min-label-width="0.5in"/>
      </text:list-level-style-number>
      <text:list-level-style-number text:level="3" style:num-suffix="." style:num-format="1" text:display-levels="3">
        <style:list-level-properties text:space-before="0.5in" text:min-label-width="0.5in"/>
      </text:list-level-style-number>
      <text:list-level-style-number text:level="4" style:num-suffix="." style:num-format="1" text:display-levels="4">
        <style:list-level-properties text:space-before="0.75in" text:min-label-width="0.75in"/>
      </text:list-level-style-number>
      <text:list-level-style-number text:level="5" style:num-suffix="." style:num-format="1" text:display-levels="5">
        <style:list-level-properties text:space-before="1in" text:min-label-width="0.75in"/>
      </text:list-level-style-number>
      <text:list-level-style-number text:level="6" style:num-suffix="." style:num-format="1" text:display-levels="6">
        <style:list-level-properties text:space-before="1.25in" text:min-label-width="1in"/>
      </text:list-level-style-number>
      <text:list-level-style-number text:level="7" style:num-suffix="." style:num-format="1" text:display-levels="7">
        <style:list-level-properties text:space-before="1.5in" text:min-label-width="1in"/>
      </text:list-level-style-number>
      <text:list-level-style-number text:level="8" style:num-suffix="." style:num-format="1" text:display-levels="8">
        <style:list-level-properties text:space-before="1.75in" text:min-label-width="1.25in"/>
      </text:list-level-style-number>
      <text:list-level-style-number text:level="9" style:num-suffix="." style:num-format="1" text:display-levels="9">
        <style:list-level-properties text:space-before="2in" text:min-label-width="1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9">
      <text:list-level-style-number text:level="1" style:num-suffix="." style:num-format="1">
        <style:list-level-properties text:min-label-width="0.25in"/>
      </text:list-level-style-number>
      <text:list-level-style-number text:level="2" style:num-prefix="2." style:num-suffix="." style:num-format="1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0" text:consecutive-numbering="true">
      <text:list-level-style-bullet text:level="1" text:style-name="WW8Num20z0" text:bullet-char="">
        <style:list-level-properties text:space-before="0.25in" text:min-label-width="0.25in"/>
        <style:text-properties style:font-name="Wingdings"/>
      </text:list-level-style-bullet>
      <text:list-level-style-bullet text:level="2" text:style-name="WW8Num20z1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20z0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20z3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0z1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20z0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20z3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0z1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20z0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1">
      <text:list-level-style-number text:level="1" style:num-suffix="." style:num-format="1">
        <style:list-level-properties text:min-label-width="0.25in"/>
      </text:list-level-style-number>
      <text:list-level-style-number text:level="2" style:num-prefix="3." style:num-suffix="." style:num-format="1">
        <style:list-level-properties text:space-before="0.1972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ula13" style:family="table">
      <style:table-properties style:width="6.434in" fo:margin-left="0.0049in" fo:margin-right="-0.0014in" table:align="margins" style:writing-mode="lr-tb"/>
    </style:style>
    <style:style style:name="Taula13.A" style:family="table-column">
      <style:table-column-properties style:column-width="5.3in" style:rel-column-width="53984*"/>
    </style:style>
    <style:style style:name="Taula13.B" style:family="table-column">
      <style:table-column-properties style:column-width="1.134in" style:rel-column-width="11551*"/>
    </style:style>
    <style:style style:name="Taula13.1" style:family="table-row">
      <style:table-row-properties style:min-row-height="0.8208in" fo:keep-together="auto"/>
    </style:style>
    <style:style style:name="Taula13.A1" style:family="table-cell">
      <style:table-cell-properties style:vertical-align="middle" fo:padding="0.0396in" fo:border-left="none" fo:border-right="none" fo:border-top="none" fo:border-bottom="0.5pt solid #000000" style:writing-mode="lr-tb"/>
    </style:style>
    <style:style style:name="Taula13.B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 style:writing-mode="lr-tb"/>
    </style:style>
    <style:style style:name="Taula12" style:family="table">
      <style:table-properties style:width="6.434in" fo:margin-left="0.0049in" fo:margin-right="-0.0014in" table:align="margins" style:writing-mode="lr-tb"/>
    </style:style>
    <style:style style:name="Taula12.A" style:family="table-column">
      <style:table-column-properties style:column-width="5.2597in" style:rel-column-width="53573*"/>
    </style:style>
    <style:style style:name="Taula12.B" style:family="table-column">
      <style:table-column-properties style:column-width="1.1743in" style:rel-column-width="11962*"/>
    </style:style>
    <style:style style:name="Taula12.1" style:family="table-row">
      <style:table-row-properties style:min-row-height="0.3472in" fo:keep-together="always"/>
    </style:style>
    <style:style style:name="Taula12.A1" style:family="table-cell">
      <style:table-cell-properties style:vertical-align="middle" fo:padding="0.0396in" fo:border="none" style:writing-mode="lr-tb"/>
    </style:style>
    <style:style style:name="Taula12.B1" style:family="table-cell">
      <style:table-cell-properties style:vertical-align="top" fo:padding-left="0.0486in" fo:padding-right="0.0486in" fo:padding-top="0in" fo:padding-bottom="0in" fo:border="none" style:writing-mode="lr-tb"/>
    </style:style>
    <style:style style:name="MP1" style:family="paragraph" style:parent-style-name="Heading_20_1">
      <style:paragraph-properties fo:line-height="100%" fo:text-align="center" style:justify-single-word="false"/>
      <style:text-properties style:font-name="Arial" fo:font-size="15pt" fo:font-weight="normal" style:font-size-asian="15pt" style:font-weight-asian="normal" style:font-name-complex="Arial" style:font-size-complex="15pt" style:font-weight-complex="normal"/>
    </style:style>
    <style:style style:name="MP2" style:family="paragraph" style:parent-style-name="Standard">
      <style:paragraph-properties fo:line-height="100%"/>
      <style:text-properties style:font-name="Arial" fo:font-size="14pt" style:font-size-asian="14pt" style:font-name-complex="Arial" style:font-size-complex="14pt"/>
    </style:style>
    <style:style style:name="MP3" style:family="paragraph" style:parent-style-name="Header">
      <style:paragraph-properties fo:line-height="100%" fo:text-align="center" style:justify-single-word="false" style:snap-to-layout-grid="false"/>
      <style:text-properties style:font-name="Arial" fo:font-size="14pt" style:font-size-asian="14pt" style:font-weight-complex="normal"/>
    </style:style>
    <style:style style:name="MP4" style:family="paragraph" style:parent-style-name="Footnote">
      <style:paragraph-properties fo:line-height="100%" style:snap-to-layout-grid="false"/>
    </style:style>
    <style:style style:name="MP5" style:family="paragraph" style:parent-style-name="Footnote">
      <style:text-properties fo:font-size="5pt" style:font-size-asian="5pt"/>
    </style:style>
    <style:style style:name="MT1" style:family="text">
      <style:text-properties style:font-name="Arial" fo:font-size="9pt" style:font-size-asian="9pt" style:font-name-complex="Arial"/>
    </style:style>
    <style:style style:name="MT2" style:family="text">
      <style:text-properties style:font-name="Arial" fo:font-size="9pt" fo:font-weight="normal" style:font-size-asian="9pt" style:font-weight-asian="normal" style:font-name-complex="Arial" style:font-weight-complex="normal"/>
    </style:style>
    <style:page-layout style:name="Mpm1">
      <style:page-layout-properties fo:page-width="8.2673in" fo:page-height="11.6925in" style:num-format="1" style:print-orientation="portrait" fo:margin-top="0.1972in" fo:margin-bottom="0.1972in" fo:margin-left="0.9453in" fo:margin-right="0.8846in" style:writing-mode="lr-tb" style:layout-grid-color="#c0c0c0" style:layout-grid-lines="39" style:layout-grid-base-height="0.1528in" style:layout-grid-ruby-height="0.1307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1965in" fo:margin-left="0in" fo:margin-right="0in" fo:margin-bottom="0.1575in" style:dynamic-spacing="true"/>
      </style:header-style>
      <style:footer-style>
        <style:header-footer-properties fo:min-height="0.3543in" fo:margin-left="0in" fo:margin-right="0in" fo:margin-top="0.3154in" style:dynamic-spacing="true"/>
      </style:footer-style>
    </style:page-layout>
    <style:page-layout style:name="Mpm2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ula13" table:style-name="Taula13">
          <table:table-column table:style-name="Taula13.A"/>
          <table:table-column table:style-name="Taula13.B"/>
          <table:table-row table:style-name="Taula13.1">
            <table:table-cell table:style-name="Taula13.A1" office:value-type="string">
              <text:p text:style-name="MP1">Programació.</text:p>
              <text:p text:style-name="MP2">Programació estructurada - UF1</text:p>
            </table:table-cell>
            <table:table-cell table:style-name="Taula13.B1" office:value-type="string">
              <text:p text:style-name="MP3"/>
            </table:table-cell>
          </table:table-row>
        </table:table>
        <text:p text:style-name="Header"/>
      </style:header>
      <style:footer>
        <table:table table:name="Taula12" table:style-name="Taula12">
          <table:table-column table:style-name="Taula12.A"/>
          <table:table-column table:style-name="Taula12.B"/>
          <table:table-row table:style-name="Taula12.1">
            <table:table-cell table:style-name="Taula12.A1" office:value-type="string">
              <text:p text:style-name="MP4">Grau superior informàtica</text:p>
            </table:table-cell>
            <table:table-cell table:style-name="Taula12.B1" office:value-type="string">
              <text:p text:style-name="MP4"><text:span text:style-name="MT1">Pàgina </text:span><text:span text:style-name="MT2"><text:page-number text:select-page="current">17</text:page-number></text:span><text:span text:style-name="MT2"> de </text:span><text:span text:style-name="MT2"><text:page-count style:num-format="1">17</text:page-count></text:span></text:p>
            </table:table-cell>
          </table:table-row>
        </table:table>
        <text:p text:style-name="MP5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>1</dc:title>
    <meta:initial-creator>Josep Vilardell</meta:initial-creator>
    <meta:creation-date>2011-09-13T17:29:00</meta:creation-date>
    <dc:date>2017-12-13T23:25:45.195413883</dc:date>
    <meta:print-date>2011-03-02T18:52:00</meta:print-date>
    <dc:language>ca-ES</dc:language>
    <meta:editing-cycles>62</meta:editing-cycles>
    <meta:editing-duration>PT11H43M50S</meta:editing-duration>
    <meta:document-statistic meta:table-count="2" meta:image-count="0" meta:object-count="0" meta:page-count="17" meta:paragraph-count="493" meta:word-count="1943" meta:character-count="14449" meta:non-whitespace-character-count="11884"/>
    <meta:user-defined meta:name="Info 1"/>
    <meta:user-defined meta:name="Info 2"/>
    <meta:user-defined meta:name="Info 3"/>
    <meta:user-defined meta:name="Info 4"/>
  </office:meta>
</office:document-meta>
</file>